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LAIQUE CRUZ, YHON YOSSIM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74530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G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LAIQUE CRUZ, YHON YOSSIM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453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125</text:p>
          </table:table-cell>
          <table:table-cell table:style-name="Tableau1.D2" office:value-type="string">
            <text:p text:style-name="P13">187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7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71448863</text:p>
          </table:table-cell>
          <table:table-cell table:style-name="Tabla2.A2" office:value-type="string">
            <text:p text:style-name="P9">187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SOLO BOLE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26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